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font-weight="bold" style:font-weight-asian="bold" style:font-weight-complex="bold" fo:color="#000000" fo:language="en" fo:country="US"/>
    </style:style>
    <style:style style:name="P2" style:parent-style-name="Überschrift1" style:family="paragraph">
      <style:text-properties fo:language="en" fo:country="US"/>
    </style:style>
    <style:style style:name="P3" style:parent-style-name="Standard" style:family="paragraph">
      <style:paragraph-properties fo:margin-top="0.0833in" fo:margin-bottom="0in" fo:line-height="100%"/>
      <style:text-properties fo:language="en" fo:country="US"/>
    </style:style>
    <style:style style:name="P4" style:parent-style-name="Standard" style:family="paragraph">
      <style:paragraph-properties fo:margin-top="0.0833in" fo:margin-bottom="0in" fo:line-height="100%"/>
      <style:text-properties fo:language="en" fo:country="US"/>
    </style:style>
    <style:style style:name="P5" style:parent-style-name="Überschrift1" style:family="paragraph">
      <style:text-properties fo:language="en" fo:country="US"/>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fo:font-size="20pt" style:font-size-asian="20pt" style:font-size-complex="20pt"/>
    </style:style>
    <style:style style:name="P9" style:parent-style-name="Listenabsatz" style:list-style-name="LFO1" style:family="paragraph"/>
    <style:style style:name="P10" style:parent-style-name="Listenabsatz" style:list-style-name="LFO1" style:family="paragraph"/>
    <style:style style:name="P11" style:parent-style-name="Listenabsatz" style:list-style-name="LFO1" style:family="paragraph"/>
    <style:style style:name="P12" style:parent-style-name="Listenabsatz" style:list-style-name="LFO1" style:family="paragraph"/>
    <style:style style:name="P13" style:parent-style-name="Listenabsatz" style:list-style-name="LFO1" style:family="paragraph"/>
    <style:style style:name="P14" style:parent-style-name="Listenabsatz" style:list-style-name="LFO1" style:family="paragraph"/>
    <style:style style:name="P15" style:parent-style-name="Listenabsatz" style:list-style-name="LFO1" style:family="paragraph"/>
    <style:style style:name="P16" style:parent-style-name="Listenabsatz" style:list-style-name="LFO1" style:family="paragraph"/>
    <style:style style:name="P17" style:parent-style-name="Listenabsatz" style:list-style-name="LFO1" style:family="paragraph"/>
    <style:style style:name="P18" style:parent-style-name="Listenabsatz" style:list-style-name="LFO1" style:family="paragraph"/>
    <style:style style:name="P19" style:parent-style-name="Listenabsatz" style:list-style-name="LFO1" style:family="paragraph"/>
    <style:style style:name="P20" style:parent-style-name="Listenabsatz" style:list-style-name="LFO1" style:family="paragraph"/>
    <style:style style:name="P21" style:parent-style-name="Listenabsatz" style:list-style-name="LFO1" style:family="paragraph"/>
    <style:style style:name="P22" style:parent-style-name="Listenabsatz" style:list-style-name="LFO1" style:family="paragraph"/>
    <style:style style:name="P23" style:parent-style-name="Listenabsatz" style:list-style-name="LFO1" style:family="paragraph"/>
    <style:style style:name="P24" style:parent-style-name="Listenabsatz" style:list-style-name="LFO1" style:family="paragraph"/>
    <style:style style:name="P25" style:parent-style-name="Listenabsatz" style:list-style-name="LFO1" style:family="paragraph"/>
    <style:style style:name="P26" style:parent-style-name="Listenabsatz" style:list-style-name="LFO1" style:family="paragraph"/>
    <style:style style:name="P27" style:parent-style-name="Listenabsatz" style:list-style-name="LFO1" style:family="paragraph"/>
    <style:style style:name="P28" style:parent-style-name="Listenabsatz" style:list-style-name="LFO1" style:family="paragraph"/>
    <style:style style:name="P29" style:parent-style-name="Listenabsatz" style:list-style-name="LFO1" style:family="paragraph"/>
    <style:style style:name="T30" style:parent-style-name="Absatz-Standardschriftart" style:family="text">
      <style:text-properties fo:font-weight="bold" style:font-weight-asian="bold" style:font-weight-complex="bold"/>
    </style:style>
    <style:style style:name="P31" style:parent-style-name="Listenabsatz" style:list-style-name="LFO1" style:family="paragraph"/>
    <style:style style:name="P32" style:parent-style-name="Listenabsatz" style:list-style-name="LFO1" style:family="paragraph"/>
    <style:style style:name="P33" style:parent-style-name="Listenabsatz" style:list-style-name="LFO5" style:family="paragraph"/>
    <style:style style:name="P34" style:parent-style-name="Listenabsatz" style:list-style-name="LFO5" style:family="paragraph"/>
    <style:style style:name="P35" style:parent-style-name="Listenabsatz" style:list-style-name="LFO5" style:family="paragraph"/>
    <style:style style:name="P36" style:parent-style-name="Listenabsatz" style:list-style-name="LFO5" style:family="paragraph"/>
    <style:style style:name="P37" style:parent-style-name="Listenabsatz" style:list-style-name="LFO5" style:family="paragraph"/>
    <style:style style:name="P38" style:parent-style-name="Listenabsatz" style:list-style-name="LFO5" style:family="paragraph"/>
    <style:style style:name="P39" style:parent-style-name="Listenabsatz" style:list-style-name="LFO5" style:family="paragraph"/>
    <style:style style:name="P40" style:parent-style-name="Listenabsatz" style:list-style-name="LFO5" style:family="paragraph"/>
    <style:style style:name="P41" style:parent-style-name="Listenabsatz" style:list-style-name="LFO5" style:family="paragraph"/>
    <style:style style:name="P42" style:parent-style-name="Standard" style:family="paragraph">
      <style:text-properties fo:font-weight="bold" style:font-weight-asian="bold" style:font-weight-complex="bold" fo:font-size="20pt" style:font-size-asian="20pt" style:font-size-complex="20pt"/>
    </style:style>
    <style:style style:name="P43" style:parent-style-name="Listenabsatz" style:list-style-name="LFO6" style:family="paragraph"/>
    <style:style style:name="P44" style:parent-style-name="Listenabsatz" style:list-style-name="LFO6" style:family="paragraph"/>
  </office:automatic-styles>
  <office:body>
    <office:text text:use-soft-page-breaks="true">
      <text:h text:style-name="P1" text:outline-level="1">Projektantrag – Grow a Colony</text:h>
      <text:h text:style-name="P2" text:outline-level="1">Projektname:</text:h>
      <text:p text:style-name="P3">Grow a Colony</text:p>
      <text:p text:style-name="P4"/>
      <text:h text:style-name="P5" text:outline-level="1">Art des Spiels:</text:h>
      <text:p text:style-name="Standard">Browser-Spiel / Strategiesimulation mit Ressourcen-Management.</text:p>
      <text:p text:style-name="Standard"/>
      <text:h text:style-name="Überschrift1" text:outline-level="1">Spielidee &amp; Ziel:</text:h>
      <text:p text:style-name="Standard">Man startet mit einfachen Pflanzen wie Karotten, Eiern oder Brot. Man pflanzt sie, lässt sie wachsen und verkauft sie, um Coins zu bekommen. Ab Shop-Stufe 2 kann man die Pflanzen bewusst schimmeln lassen. Ziel ist es, den<text:s/><text:span text:style-name="T6">höchstmöglichen Schimmel-Level</text:span><text:s/>zu erreichen, ohne dass die Lehrerin es merkt. Wenn man erwischt wird, muss man die Kolonie zurücksetzen, aber den Shop-Fortschritt behält man.</text:p>
      <text:p text:style-name="Standard"/>
      <text:h text:style-name="Überschrift1" text:outline-level="1">Story:</text:h>
      <text:p text:style-name="Standard">Es gibt keine richtige Geschichte. Die kleine Geschichte entsteht durch den wachsenden Schimmel und die Lehrerin, die den Spieler erwischen kann. Es ist also eher ein humorvolles Spiel, in dem Chaos und Strategie zusammenkommen.</text:p>
      <text:p text:style-name="Standard"/>
      <text:h text:style-name="Überschrift1" text:outline-level="1">Inspiration:</text:h>
      <text:p text:style-name="Standard">Die Idee kommt teilweise von dem Spiel<text:s/><text:span text:style-name="T7">„Grow a Garden“ auf Roblox</text:span>, dort gefällt mir das Pflanzen, Wachsen und Ressourcen sammeln. Ich möchte das Konzept aber erweitern, indem der Spieler den Schimmel bewusst erzeugen und das Smell-Level managen muss.</text:p>
      <text:p text:style-name="Standard"/>
      <text:p text:style-name="Standard"/>
      <text:p text:style-name="Standard"/>
      <text:soft-page-break/>
      <text:p text:style-name="P8">MECHANIKEN</text:p>
      <text:h text:style-name="Überschrift1" text:outline-level="1">Gewinnen / Verlieren:</text:h>
      <text:list text:style-name="LFO1" text:continue-numbering="true">
        <text:list-item>
          <text:p text:style-name="P9">Gewinnen: So lange spielen und die Kolonie erweitern, Schimmel erzeugen und Coins sammeln.</text:p>
        </text:list-item>
        <text:list-item>
          <text:p text:style-name="P10">Verlieren: Wenn die Lehrerin auftaucht und die Multiple-Choice-Frage falsch beantwortet, wird → Kolonie resett.</text:p>
        </text:list-item>
      </text:list>
      <text:p text:style-name="Standard"/>
      <text:h text:style-name="Überschrift1" text:outline-level="1">Grundlegende Spielmechanik:</text:h>
      <text:list text:style-name="LFO1" text:continue-numbering="true">
        <text:list-item>
          <text:p text:style-name="P11">Grid-basiertes Spielfeld (anfangs 5x5)</text:p>
        </text:list-item>
        <text:list-item>
          <text:p text:style-name="P12">Pflanzen-Zustände: seed → growing → ripe → rotten → moldy</text:p>
        </text:list-item>
        <text:list-item>
          <text:p text:style-name="P13">Coins verdienen durch Ernten &amp; Verkaufen</text:p>
        </text:list-item>
        <text:list-item>
          <text:p text:style-name="P14">Shop mit 4 Stufen → neue Pflanzen, Schimmel-Produkte, Geruchsüberdecker</text:p>
        </text:list-item>
        <text:list-item>
          <text:p text:style-name="P15">Smell Level steigt mit moldy Pflanzen → Lehrerin erscheint</text:p>
        </text:list-item>
      </text:list>
      <text:p text:style-name="Standard"/>
      <text:h text:style-name="Überschrift1" text:outline-level="1">Aktionen des Users:</text:h>
      <text:list text:style-name="LFO1" text:continue-numbering="true">
        <text:list-item>
          <text:p text:style-name="P16">Pflanzen kaufen &amp; setzen (mit Maus/Klick)</text:p>
        </text:list-item>
        <text:list-item>
          <text:p text:style-name="P17">Pflanzen ernten oder verkaufen</text:p>
        </text:list-item>
        <text:list-item>
          <text:p text:style-name="P18">Feld erweitern über Shop-Upgrades</text:p>
        </text:list-item>
        <text:list-item>
          <text:p text:style-name="P19">Geruchsüberdecker einsetzen</text:p>
        </text:list-item>
        <text:list-item>
          <text:p text:style-name="P20">Multiple-Choice-Fragen beantworten, wenn Lehrerin kommt</text:p>
        </text:list-item>
      </text:list>
      <text:p text:style-name="Standard"/>
      <text:h text:style-name="Überschrift1" text:outline-level="1">Herausforderungen:</text:h>
      <text:list text:style-name="LFO1" text:continue-numbering="true">
        <text:list-item>
          <text:p text:style-name="P21">Smell Level im Auge behalten, damit die Lehrerin nicht merkt, dass es stinkt</text:p>
        </text:list-item>
        <text:list-item>
          <text:p text:style-name="P22">Volles Feld managen → Pflanzen entfernen oder verkaufen</text:p>
        </text:list-item>
        <text:list-item>
          <text:p text:style-name="P23">Coins clever einsetzen für Shop-Upgrades, Feld-Vergrößerung oder Items</text:p>
        </text:list-item>
        <text:list-item>
          <text:p text:style-name="P24">Ab Stufe 3 und 4 wird das Schimmeln schneller, also mehr Strategie nötig</text:p>
        </text:list-item>
      </text:list>
      <text:p text:style-name="Standard"/>
      <text:p text:style-name="Standard"/>
      <text:soft-page-break/>
      <text:h text:style-name="Überschrift1" text:outline-level="1">Progression / Level:</text:h>
      <text:list text:style-name="LFO1" text:continue-numbering="true">
        <text:list-item>
          <text:p text:style-name="P25">Shop-Stufen 1–4</text:p>
        </text:list-item>
        <text:list-item>
          <text:p text:style-name="P26">Spielfeld wächst mit Shop-Upgrades (5x5 → max. 20x20)</text:p>
        </text:list-item>
        <text:list-item>
          <text:p text:style-name="P27">Smell Level steigert die Schwierigkeit</text:p>
        </text:list-item>
        <text:list-item>
          <text:p text:style-name="P28">Lehrerin-Fragen werden schwieriger, je höher das Smell Level</text:p>
        </text:list-item>
      </text:list>
      <text:p text:style-name="Listenabsatz"/>
      <text:h text:style-name="Überschrift1" text:outline-level="1">Besonderheit (USP):</text:h>
      <text:list text:style-name="LFO1" text:continue-numbering="true">
        <text:list-item>
          <text:p text:style-name="P29">Man kann<text:s/><text:span text:style-name="T30">bewusst Schimmel erzeugen</text:span>, das ist witzig und strategisch</text:p>
        </text:list-item>
        <text:list-item>
          <text:p text:style-name="P31">Smell Level + Lehrerin-Events sorgen für Spannung</text:p>
        </text:list-item>
        <text:list-item>
          <text:p text:style-name="P32">Shop-Progression motiviert langfristig</text:p>
        </text:list-item>
      </text:list>
      <text:p text:style-name="Standard"/>
      <text:h text:style-name="Überschrift1" text:outline-level="1">Spielablauf:</text:h>
      <text:list text:style-name="LFO5" text:continue-numbering="true">
        <text:list-item>
          <text:p text:style-name="P33">Tutorial + Erklärung am Anfang</text:p>
        </text:list-item>
        <text:list-item>
          <text:p text:style-name="P34">Shop-Stufe 1 → Grundpflanzen kaufen, pflanzen, ernten, verkaufen</text:p>
        </text:list-item>
        <text:list-item>
          <text:p text:style-name="P35">Shop-Stufe 2 (1000 Coins) → Schimmel-Produkte freigeschaltet, Spielfeld minimal größer</text:p>
        </text:list-item>
        <text:list-item>
          <text:p text:style-name="P36">Smell Level steigt → erste Geruchsüberdecker verfügbar</text:p>
        </text:list-item>
        <text:list-item>
          <text:p text:style-name="P37">Shop-Stufe 3 (3000 Coins) → bessere Pflanzen, Flüssigkeiten zum Beschleunigen, bessere Geruchsüberdecker</text:p>
        </text:list-item>
        <text:list-item>
          <text:p text:style-name="P38">Shop-Stufe 4 (5000 Coins) → maximale Fläche, sehr schnell schimmelnde Produkte, beste Geruchsüberdecker</text:p>
        </text:list-item>
        <text:list-item>
          <text:p text:style-name="P39">Lehrerin erscheint ab Smell-Level 1/4 → Multiple-Choice-Fragen</text:p>
        </text:list-item>
        <text:list-item>
          <text:p text:style-name="P40">Spieler entscheidet, welche Pflanzen ersetzt, wann er Geruchsüberdecker einsetzt</text:p>
        </text:list-item>
        <text:list-item>
          <text:p text:style-name="P41">Ziel: maximale Schimmel-Kolonie, ohne erwischt zu werden</text:p>
        </text:list-item>
      </text:list>
      <text:p text:style-name="Standard"/>
      <text:p text:style-name="Standard"/>
      <text:p text:style-name="Standard"/>
      <text:p text:style-name="Standard"/>
      <text:p text:style-name="Standard"/>
      <text:p text:style-name="Standard"/>
      <text:p text:style-name="Standard"/>
      <text:soft-page-break/>
      <text:p text:style-name="P42">ZIELGRUPPE</text:p>
      <text:h text:style-name="Überschrift1" text:outline-level="1">Altersgruppe:</text:h>
      <text:list text:style-name="LFO6" text:continue-numbering="true">
        <text:list-item>
          <text:p text:style-name="P43">Ab 12 Jahren, für Jugendliche und junge Erwachsene.</text:p>
        </text:list-item>
      </text:list>
      <text:h text:style-name="Überschrift1" text:outline-level="1">Spieler-Typ:</text:h>
      <text:list text:style-name="LFO6" text:continue-numbering="true">
        <text:list-item>
          <text:p text:style-name="P44">Sowohl Gelegenheitsspieler als auch Gamer, die Spaß an Strategie, Ressourcenmanagement und witzigen Simulationen haben.</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lić Maid</meta:initial-creator>
    <dc:creator>Velić Maid</dc:creator>
    <meta:creation-date>2026-03-02T09:43:00Z</meta:creation-date>
    <dc:date>2026-03-03T13:55:00Z</dc:date>
    <meta:template xlink:href="Normal.dotm" xlink:type="simple"/>
    <meta:editing-cycles>3</meta:editing-cycles>
    <meta:editing-duration>PT0S</meta:editing-duration>
    <meta:document-statistic meta:page-count="4" meta:paragraph-count="6" meta:word-count="459" meta:character-count="3349" meta:row-count="24" meta:non-whitespace-character-count="2896"/>
  </office:meta>
</office:document-meta>
</file>